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0ac7"/>
    </style:style>
    <style:style style:name="T1" style:family="text">
      <style:text-properties officeooo:rsid="00000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wDhJCJjiZRVKABA/9u+Jis05vQdvG+wfNMgQu+IuNFdbNe635jk8s29t9oom6I</text:span></text:p>
      <text:p text:style-name="P1"><text:span text:style-name="T1">mKHqWf2fGi+nRESYI+q3ClGnvzRMecuCiq+ZM+V+8qcF2wScyvmdrWlBMiyQYMhP</text:span></text:p>
      <text:p text:style-name="P1"><text:span text:style-name="T1">K702Pbnpi2OEgzduRk04z3wJG2alSwQ7OnLXNLuwIGgYdhZ2hbGmuePeFRxTFckk</text:span></text:p>
      <text:p text:style-name="P1"><text:span text:style-name="T1">qxseJIPhpLNXBeA7v0bXXf524PqSMDvxa0Lz7ExPCQtHxDwT</text:span></text:p>
      <text:p text:style-name="P1"><text:span text:style-name="T1">=9L3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vis </meta:initial-creator>
    <meta:creation-date>2012-10-26T16:55:04</meta:creation-date>
    <dc:date>2012-10-26T16:55:20</dc:date>
    <dc:creator>nevis </dc:creator>
    <meta:editing-duration>PT00H00M16S</meta:editing-duration>
    <meta:editing-cycles>1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5" meta:character-count="245"/>
  </office:meta>
</office:document-meta>
</file>